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25-11-2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25-04-1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24-11-05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24-04-02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23-11-2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23-04-03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22-11-2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22-08-0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22-03-0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21-08-02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21-03-17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20-08-06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19-04-01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18-07-26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18-04-01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18-03-30 0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17-10-23 2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17-04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16-09-19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16-07-29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16-04-05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15-11-02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15-07-08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14-07-1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14-02-25 2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13-08-06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13-03-13 2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12-10-23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12-08-03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12-03-14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10-07-09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09-10-08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09-03-02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08-08-28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07-08-01 2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07-04-24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06-11-09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06-08-09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06-04-19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06-04-06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05-10-06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05-07-11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05-03-18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04-12-01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04-07-12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04-03-08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03-11-10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03-08-08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03-03-14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02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02-0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01-1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01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01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00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2000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95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94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94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94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93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93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93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92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92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92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91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91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91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90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90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90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89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89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89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88-06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88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87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87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86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86-05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85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85-05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84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84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83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83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82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82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81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81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80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80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79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78-05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78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77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76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76-08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76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76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75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75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75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75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74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74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74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73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73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72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71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71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71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71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70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70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70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69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69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69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68-1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68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68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67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67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67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67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66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66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66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65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65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65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64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64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63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63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63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062</text:p>
          </table:table-cell>
          <table:table-cell office:value-type="string" calcext:value-type="string">
            <text:p>18S/45E-21BBC</text:p>
          </table:table-cell>
          <table:table-cell office:value-type="string" calcext:value-type="string">
            <text:p>1962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82" meta:object-count="0"/>
    <meta:user-defined meta:name="AppVersion">3.0</meta:user-defined>
  </office:meta>
</office:document-meta>
</file>